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593d8" officeooo:paragraph-rsid="001593d8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593d8" officeooo:paragraph-rsid="001593d8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ulprogramm</text:p>
      <text:p text:style-name="P1">List von Schülern</text:p>
      <text:p text:style-name="P1"><text:tab/>-Name</text:p>
      <text:p text:style-name="P1"><text:tab/>-Geschlecht</text:p>
      <text:p text:style-name="P1"><text:tab/>-Klasse/Stufe</text:p>
      <text:p text:style-name="P1"><text:tab/>-Kurse</text:p>
      <text:p text:style-name="P1"><text:tab/>List von Noten</text:p>
      <text:p text:style-name="P1"><text:tab/><text:tab/>-Fach</text:p>
      <text:p text:style-name="P1"><text:tab/><text:tab/>-Note s/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2:18:46.664000000</meta:creation-date>
    <dc:date>2018-05-28T12:30:21.006000000</dc:date>
    <meta:editing-duration>PT11M35S</meta:editing-duration>
    <meta:editing-cycles>1</meta:editing-cycles>
    <meta:document-statistic meta:table-count="0" meta:image-count="0" meta:object-count="0" meta:page-count="1" meta:paragraph-count="9" meta:word-count="14" meta:character-count="102" meta:non-whitespace-character-count="88"/>
    <meta:generator>LibreOffice/5.3.7.2$Windows_X86_64 LibreOffice_project/6b8ed514a9f8b44d37a1b96673cbbdd077e24059</meta:generator>
  </office:meta>
</office:document-meta>
</file>